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attice_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(2*[.C2]*42.88*119*632.8)/(1000000*[.B2])" office:value-type="float" office:value="0.0307523925333333" calcext:value-type="float">
            <text:p>0,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(2*[.C3]*42.88*119*632.8)/(1000000*[.B3])" office:value-type="float" office:value="0.0620961772307692" calcext:value-type="float">
            <text:p>0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(2*[.C4]*42.88*119*632.8)/(1000000*[.B4])" office:value-type="float" office:value="0.123009570133333" calcext:value-type="float">
            <text:p>0,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(2*[.C5]*42.88*119*632.8)/(1000000*[.B5])" office:value-type="float" office:value="0.163493732455696" calcext:value-type="float">
            <text:p>0,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 style:data-style-name="N2" text:time-value="20:56:26.1631786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37:25.207612095</meta:creation-date>
    <dc:date>2022-02-11T20:57:41.522036707</dc:date>
    <meta:editing-duration>PT1M56S</meta:editing-duration>
    <meta:editing-cycles>2</meta:editing-cycles>
    <meta:generator>LibreOffice/6.4.7.2$Linux_X86_64 LibreOffice_project/40$Build-2</meta:generator>
    <meta:document-statistic meta:table-count="1" meta:cell-count="20" meta:object-count="0"/>
  </office:meta>
</office:document-meta>
</file>